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118in"/>
    </style:style>
    <style:style style:name="co3" style:family="table-column">
      <style:table-column-properties fo:break-before="auto" style:column-width="0.9457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74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8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lign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n_targets</text:p>
          </table:table-cell>
          <table:table-cell office:value-type="string" calcext:value-type="string">
            <text:p>n_bootstraps</text:p>
          </table:table-cell>
          <table:table-cell table:style-name="Default" office:value-type="string" calcext:value-type="string">
            <text:p>n_processed</text:p>
          </table:table-cell>
          <table:table-cell table:style-name="Default" office:value-type="string" calcext:value-type="string">
            <text:p>n_pseudoaligned</text:p>
          </table:table-cell>
          <table:table-cell table:style-name="Default" office:value-type="string" calcext:value-type="string">
            <text:p>n_unique</text:p>
          </table:table-cell>
          <table:table-cell table:style-name="Default" office:value-type="string" calcext:value-type="string">
            <text:p>p_pseudoaligned</text:p>
          </table:table-cell>
          <table:table-cell table:style-name="Default" office:value-type="string" calcext:value-type="string">
            <text:p>p_unique</text:p>
          </table:table-cell>
          <table:table-cell office:value-type="string" calcext:value-type="string">
            <text:p>kallisto_version</text:p>
          </table:table-cell>
          <table:table-cell office:value-type="string" calcext:value-type="string">
            <text:p>index_version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S01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4057211" calcext:value-type="float">
            <text:p>24,057,211</text:p>
          </table:table-cell>
          <table:table-cell office:value-type="float" office:value="20849907" calcext:value-type="float">
            <text:p>20,849,907</text:p>
          </table:table-cell>
          <table:table-cell office:value-type="float" office:value="20651924" calcext:value-type="float">
            <text:p>20,651,924</text:p>
          </table:table-cell>
          <table:table-cell office:value-type="float" office:value="86.7" calcext:value-type="float">
            <text:p>86.7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02:56 2019</text:p>
          </table:table-cell>
          <table:table-cell office:value-type="string" calcext:value-type="string">
            <text:p>kallisto quant -i Ttra_tri.idx -b 100 -t 16 --bias --single --fragment-length=200 --sd=20 -o newquant/S01_R1 profiling/S01_F1.fq.gz</text:p>
          </table:table-cell>
        </table:table-row>
        <table:table-row table:style-name="ro1">
          <table:table-cell office:value-type="string" calcext:value-type="string">
            <text:p>S01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3632059" calcext:value-type="float">
            <text:p>23,632,059</text:p>
          </table:table-cell>
          <table:table-cell office:value-type="float" office:value="20713980" calcext:value-type="float">
            <text:p>20,713,980</text:p>
          </table:table-cell>
          <table:table-cell office:value-type="float" office:value="20503201" calcext:value-type="float">
            <text:p>20,503,201</text:p>
          </table:table-cell>
          <table:table-cell office:value-type="float" office:value="87.7" calcext:value-type="float">
            <text:p>87.7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04:35 2019</text:p>
          </table:table-cell>
          <table:table-cell office:value-type="string" calcext:value-type="string">
            <text:p>kallisto quant -i Ttra_tri.idx -b 100 -t 16 --bias --single --fragment-length=200 --sd=20 -o newquant/S01_R2 profiling/S01_F2.fq.gz</text:p>
          </table:table-cell>
        </table:table-row>
        <table:table-row table:style-name="ro1">
          <table:table-cell office:value-type="string" calcext:value-type="string">
            <text:p>S02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5587646" calcext:value-type="float">
            <text:p>25,587,646</text:p>
          </table:table-cell>
          <table:table-cell office:value-type="float" office:value="22345135" calcext:value-type="float">
            <text:p>22,345,135</text:p>
          </table:table-cell>
          <table:table-cell office:value-type="float" office:value="22046113" calcext:value-type="float">
            <text:p>22,046,113</text:p>
          </table:table-cell>
          <table:table-cell office:value-type="float" office:value="87.3" calcext:value-type="float">
            <text:p>87.3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06:01 2019</text:p>
          </table:table-cell>
          <table:table-cell office:value-type="string" calcext:value-type="string">
            <text:p>kallisto quant -i Ttra_tri.idx -b 100 -t 16 --bias --single --fragment-length=200 --sd=20 -o newquant/S02_R1 profiling/S02_F1.fq.gz</text:p>
          </table:table-cell>
        </table:table-row>
        <table:table-row table:style-name="ro1">
          <table:table-cell office:value-type="string" calcext:value-type="string">
            <text:p>S02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5903680" calcext:value-type="float">
            <text:p>25,903,680</text:p>
          </table:table-cell>
          <table:table-cell office:value-type="float" office:value="22549345" calcext:value-type="float">
            <text:p>22,549,345</text:p>
          </table:table-cell>
          <table:table-cell office:value-type="float" office:value="22279682" calcext:value-type="float">
            <text:p>22,279,682</text:p>
          </table:table-cell>
          <table:table-cell office:value-type="float" office:value="87.1" calcext:value-type="float">
            <text:p>87.1</text:p>
          </table:table-cell>
          <table:table-cell office:value-type="float" office:value="86" calcext:value-type="float">
            <text:p>86.0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07:34 2019</text:p>
          </table:table-cell>
          <table:table-cell office:value-type="string" calcext:value-type="string">
            <text:p>kallisto quant -i Ttra_tri.idx -b 100 -t 16 --bias --single --fragment-length=200 --sd=20 -o newquant/S02_R2 profiling/S02_F2.fq.gz</text:p>
          </table:table-cell>
        </table:table-row>
        <table:table-row table:style-name="ro1">
          <table:table-cell office:value-type="string" calcext:value-type="string">
            <text:p>S03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18997789" calcext:value-type="float">
            <text:p>18,997,789</text:p>
          </table:table-cell>
          <table:table-cell office:value-type="float" office:value="16076269" calcext:value-type="float">
            <text:p>16,076,269</text:p>
          </table:table-cell>
          <table:table-cell office:value-type="float" office:value="15951574" calcext:value-type="float">
            <text:p>15,951,574</text:p>
          </table:table-cell>
          <table:table-cell office:value-type="float" office:value="84.6" calcext:value-type="float">
            <text:p>84.6</text:p>
          </table:table-cell>
          <table:table-cell office:value-type="float" office:value="84" calcext:value-type="float">
            <text:p>84.0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09:05 2019</text:p>
          </table:table-cell>
          <table:table-cell office:value-type="string" calcext:value-type="string">
            <text:p>kallisto quant -i Ttra_tri.idx -b 100 -t 16 --bias --single --fragment-length=200 --sd=20 -o newquant/S03_R1 profiling/S03_F1.fq.gz</text:p>
          </table:table-cell>
        </table:table-row>
        <table:table-row table:style-name="ro1">
          <table:table-cell office:value-type="string" calcext:value-type="string">
            <text:p>S03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30294648" calcext:value-type="float">
            <text:p>30,294,648</text:p>
          </table:table-cell>
          <table:table-cell office:value-type="float" office:value="26524411" calcext:value-type="float">
            <text:p>26,524,411</text:p>
          </table:table-cell>
          <table:table-cell office:value-type="float" office:value="26252583" calcext:value-type="float">
            <text:p>26,252,583</text:p>
          </table:table-cell>
          <table:table-cell office:value-type="float" office:value="87.6" calcext:value-type="float">
            <text:p>87.6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10:19 2019</text:p>
          </table:table-cell>
          <table:table-cell office:value-type="string" calcext:value-type="string">
            <text:p>kallisto quant -i Ttra_tri.idx -b 100 -t 16 --bias --single --fragment-length=200 --sd=20 -o newquant/S03_R2 profiling/S03_F2.fq.gz</text:p>
          </table:table-cell>
        </table:table-row>
        <table:table-row table:style-name="ro1">
          <table:table-cell office:value-type="string" calcext:value-type="string">
            <text:p>S04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7290248" calcext:value-type="float">
            <text:p>27,290,248</text:p>
          </table:table-cell>
          <table:table-cell office:value-type="float" office:value="23906106" calcext:value-type="float">
            <text:p>23,906,106</text:p>
          </table:table-cell>
          <table:table-cell office:value-type="float" office:value="23673453" calcext:value-type="float">
            <text:p>23,673,453</text:p>
          </table:table-cell>
          <table:table-cell office:value-type="float" office:value="87.6" calcext:value-type="float">
            <text:p>87.6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11:55 2019</text:p>
          </table:table-cell>
          <table:table-cell office:value-type="string" calcext:value-type="string">
            <text:p>kallisto quant -i Ttra_tri.idx -b 100 -t 16 --bias --single --fragment-length=200 --sd=20 -o newquant/S04_R1 profiling/S04_F1.fq.gz</text:p>
          </table:table-cell>
        </table:table-row>
        <table:table-row table:style-name="ro1">
          <table:table-cell office:value-type="string" calcext:value-type="string">
            <text:p>S04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14403367" calcext:value-type="float">
            <text:p>14,403,367</text:p>
          </table:table-cell>
          <table:table-cell office:value-type="float" office:value="12600777" calcext:value-type="float">
            <text:p>12,600,777</text:p>
          </table:table-cell>
          <table:table-cell office:value-type="float" office:value="12481362" calcext:value-type="float">
            <text:p>12,481,362</text:p>
          </table:table-cell>
          <table:table-cell office:value-type="float" office:value="87.5" calcext:value-type="float">
            <text:p>87.5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13:22 2019</text:p>
          </table:table-cell>
          <table:table-cell office:value-type="string" calcext:value-type="string">
            <text:p>kallisto quant -i Ttra_tri.idx -b 100 -t 16 --bias --single --fragment-length=200 --sd=20 -o newquant/S04_R2 profiling/S04_F2.fq.gz</text:p>
          </table:table-cell>
        </table:table-row>
        <table:table-row table:style-name="ro1">
          <table:table-cell office:value-type="string" calcext:value-type="string">
            <text:p>S05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19795920" calcext:value-type="float">
            <text:p>19,795,920</text:p>
          </table:table-cell>
          <table:table-cell office:value-type="float" office:value="17438572" calcext:value-type="float">
            <text:p>17,438,572</text:p>
          </table:table-cell>
          <table:table-cell office:value-type="float" office:value="17284548" calcext:value-type="float">
            <text:p>17,284,548</text:p>
          </table:table-cell>
          <table:table-cell office:value-type="float" office:value="88.1" calcext:value-type="float">
            <text:p>88.1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14:21 2019</text:p>
          </table:table-cell>
          <table:table-cell office:value-type="string" calcext:value-type="string">
            <text:p>kallisto quant -i Ttra_tri.idx -b 100 -t 16 --bias --single --fragment-length=200 --sd=20 -o newquant/S05_R1 profiling/S05_F1.fq.gz</text:p>
          </table:table-cell>
        </table:table-row>
        <table:table-row table:style-name="ro1">
          <table:table-cell office:value-type="string" calcext:value-type="string">
            <text:p>S05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1023787" calcext:value-type="float">
            <text:p>21,023,787</text:p>
          </table:table-cell>
          <table:table-cell office:value-type="float" office:value="18585961" calcext:value-type="float">
            <text:p>18,585,961</text:p>
          </table:table-cell>
          <table:table-cell office:value-type="float" office:value="18413717" calcext:value-type="float">
            <text:p>18,413,717</text:p>
          </table:table-cell>
          <table:table-cell office:value-type="float" office:value="88.4" calcext:value-type="float">
            <text:p>88.4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15:37 2019</text:p>
          </table:table-cell>
          <table:table-cell office:value-type="string" calcext:value-type="string">
            <text:p>kallisto quant -i Ttra_tri.idx -b 100 -t 16 --bias --single --fragment-length=200 --sd=20 -o newquant/S05_R2 profiling/S05_F2.fq.gz</text:p>
          </table:table-cell>
        </table:table-row>
        <table:table-row table:style-name="ro1">
          <table:table-cell office:value-type="string" calcext:value-type="string">
            <text:p>S06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0381801" calcext:value-type="float">
            <text:p>20,381,801</text:p>
          </table:table-cell>
          <table:table-cell office:value-type="float" office:value="17833775" calcext:value-type="float">
            <text:p>17,833,775</text:p>
          </table:table-cell>
          <table:table-cell office:value-type="float" office:value="17701935" calcext:value-type="float">
            <text:p>17,701,935</text:p>
          </table:table-cell>
          <table:table-cell office:value-type="float" office:value="87.5" calcext:value-type="float">
            <text:p>87.5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16:57 2019</text:p>
          </table:table-cell>
          <table:table-cell office:value-type="string" calcext:value-type="string">
            <text:p>kallisto quant -i Ttra_tri.idx -b 100 -t 16 --bias --single --fragment-length=200 --sd=20 -o newquant/S06_R1 profiling/S06_F1.fq.gz</text:p>
          </table:table-cell>
        </table:table-row>
        <table:table-row table:style-name="ro1">
          <table:table-cell office:value-type="string" calcext:value-type="string">
            <text:p>S06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9407937" calcext:value-type="float">
            <text:p>29,407,937</text:p>
          </table:table-cell>
          <table:table-cell office:value-type="float" office:value="26221188" calcext:value-type="float">
            <text:p>26,221,188</text:p>
          </table:table-cell>
          <table:table-cell office:value-type="float" office:value="25980749" calcext:value-type="float">
            <text:p>25,980,749</text:p>
          </table:table-cell>
          <table:table-cell office:value-type="float" office:value="89.2" calcext:value-type="float">
            <text:p>89.2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18:19 2019</text:p>
          </table:table-cell>
          <table:table-cell office:value-type="string" calcext:value-type="string">
            <text:p>kallisto quant -i Ttra_tri.idx -b 100 -t 16 --bias --single --fragment-length=200 --sd=20 -o newquant/S06_R2 profiling/S06_F2.fq.gz</text:p>
          </table:table-cell>
        </table:table-row>
        <table:table-row table:style-name="ro1">
          <table:table-cell office:value-type="string" calcext:value-type="string">
            <text:p>S07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19436550" calcext:value-type="float">
            <text:p>19,436,550</text:p>
          </table:table-cell>
          <table:table-cell office:value-type="float" office:value="16781845" calcext:value-type="float">
            <text:p>16,781,845</text:p>
          </table:table-cell>
          <table:table-cell office:value-type="float" office:value="16649368" calcext:value-type="float">
            <text:p>16,649,368</text:p>
          </table:table-cell>
          <table:table-cell office:value-type="float" office:value="86.3" calcext:value-type="float">
            <text:p>86.3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20:10 2019</text:p>
          </table:table-cell>
          <table:table-cell office:value-type="string" calcext:value-type="string">
            <text:p>kallisto quant -i Ttra_tri.idx -b 100 -t 16 --bias --single --fragment-length=200 --sd=20 -o newquant/S07_R1 profiling/S07_F1.fq.gz</text:p>
          </table:table-cell>
        </table:table-row>
        <table:table-row table:style-name="ro1">
          <table:table-cell office:value-type="string" calcext:value-type="string">
            <text:p>S07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9907204" calcext:value-type="float">
            <text:p>29,907,204</text:p>
          </table:table-cell>
          <table:table-cell office:value-type="float" office:value="26289737" calcext:value-type="float">
            <text:p>26,289,737</text:p>
          </table:table-cell>
          <table:table-cell office:value-type="float" office:value="26022889" calcext:value-type="float">
            <text:p>26,022,889</text:p>
          </table:table-cell>
          <table:table-cell office:value-type="float" office:value="87.9" calcext:value-type="float">
            <text:p>87.9</text:p>
          </table:table-cell>
          <table:table-cell office:value-type="float" office:value="87" calcext:value-type="float">
            <text:p>87.0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21:33 2019</text:p>
          </table:table-cell>
          <table:table-cell office:value-type="string" calcext:value-type="string">
            <text:p>kallisto quant -i Ttra_tri.idx -b 100 -t 16 --bias --single --fragment-length=200 --sd=20 -o newquant/S07_R2 profiling/S07_F2.fq.gz</text:p>
          </table:table-cell>
        </table:table-row>
        <table:table-row table:style-name="ro1">
          <table:table-cell office:value-type="string" calcext:value-type="string">
            <text:p>S08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18764028" calcext:value-type="float">
            <text:p>18,764,028</text:p>
          </table:table-cell>
          <table:table-cell office:value-type="float" office:value="16299050" calcext:value-type="float">
            <text:p>16,299,050</text:p>
          </table:table-cell>
          <table:table-cell office:value-type="float" office:value="16161134" calcext:value-type="float">
            <text:p>16,161,134</text:p>
          </table:table-cell>
          <table:table-cell office:value-type="float" office:value="86.9" calcext:value-type="float">
            <text:p>86.9</text:p>
          </table:table-cell>
          <table:table-cell office:value-type="float" office:value="86.1" calcext:value-type="float">
            <text:p>86.1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23:15 2019</text:p>
          </table:table-cell>
          <table:table-cell office:value-type="string" calcext:value-type="string">
            <text:p>kallisto quant -i Ttra_tri.idx -b 100 -t 16 --bias --single --fragment-length=200 --sd=20 -o newquant/S08_R1 profiling/S08_F1.fq.gz</text:p>
          </table:table-cell>
        </table:table-row>
        <table:table-row table:style-name="ro1">
          <table:table-cell office:value-type="string" calcext:value-type="string">
            <text:p>S08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2229764" calcext:value-type="float">
            <text:p>22,229,764</text:p>
          </table:table-cell>
          <table:table-cell office:value-type="float" office:value="19361905" calcext:value-type="float">
            <text:p>19,361,905</text:p>
          </table:table-cell>
          <table:table-cell office:value-type="float" office:value="19248324" calcext:value-type="float">
            <text:p>19,248,324</text:p>
          </table:table-cell>
          <table:table-cell office:value-type="float" office:value="87.1" calcext:value-type="float">
            <text:p>87.1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24:30 2019</text:p>
          </table:table-cell>
          <table:table-cell office:value-type="string" calcext:value-type="string">
            <text:p>kallisto quant -i Ttra_tri.idx -b 100 -t 16 --bias --single --fragment-length=200 --sd=20 -o newquant/S08_R2 profiling/S08_F2.fq.gz</text:p>
          </table:table-cell>
        </table:table-row>
        <table:table-row table:style-name="ro1">
          <table:table-cell office:value-type="string" calcext:value-type="string">
            <text:p>S09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7612072" calcext:value-type="float">
            <text:p>27,612,072</text:p>
          </table:table-cell>
          <table:table-cell office:value-type="float" office:value="23932464" calcext:value-type="float">
            <text:p>23,932,464</text:p>
          </table:table-cell>
          <table:table-cell office:value-type="float" office:value="23803202" calcext:value-type="float">
            <text:p>23,803,202</text:p>
          </table:table-cell>
          <table:table-cell office:value-type="float" office:value="86.7" calcext:value-type="float">
            <text:p>86.7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25:49 2019</text:p>
          </table:table-cell>
          <table:table-cell office:value-type="string" calcext:value-type="string">
            <text:p>kallisto quant -i Ttra_tri.idx -b 100 -t 16 --bias --single --fragment-length=200 --sd=20 -o newquant/S09_R1 profiling/S09_F1.fq.gz</text:p>
          </table:table-cell>
        </table:table-row>
        <table:table-row table:style-name="ro1">
          <table:table-cell office:value-type="string" calcext:value-type="string">
            <text:p>S09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9960119" calcext:value-type="float">
            <text:p>29,960,119</text:p>
          </table:table-cell>
          <table:table-cell office:value-type="float" office:value="25852620" calcext:value-type="float">
            <text:p>25,852,620</text:p>
          </table:table-cell>
          <table:table-cell office:value-type="float" office:value="25604553" calcext:value-type="float">
            <text:p>25,604,553</text:p>
          </table:table-cell>
          <table:table-cell office:value-type="float" office:value="86.3" calcext:value-type="float">
            <text:p>86.3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27:15 2019</text:p>
          </table:table-cell>
          <table:table-cell office:value-type="string" calcext:value-type="string">
            <text:p>kallisto quant -i Ttra_tri.idx -b 100 -t 16 --bias --single --fragment-length=200 --sd=20 -o newquant/S09_R2 profiling/S09_F2.fq.gz</text:p>
          </table:table-cell>
        </table:table-row>
        <table:table-row table:style-name="ro1">
          <table:table-cell office:value-type="string" calcext:value-type="string">
            <text:p>S10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1867745" calcext:value-type="float">
            <text:p>21,867,745</text:p>
          </table:table-cell>
          <table:table-cell office:value-type="float" office:value="18303438" calcext:value-type="float">
            <text:p>18,303,438</text:p>
          </table:table-cell>
          <table:table-cell office:value-type="float" office:value="18199134" calcext:value-type="float">
            <text:p>18,199,134</text:p>
          </table:table-cell>
          <table:table-cell office:value-type="float" office:value="83.7" calcext:value-type="float">
            <text:p>83.7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29:10 2019</text:p>
          </table:table-cell>
          <table:table-cell office:value-type="string" calcext:value-type="string">
            <text:p>kallisto quant -i Ttra_tri.idx -b 100 -t 16 --bias --single --fragment-length=200 --sd=20 -o newquant/S10_R1 profiling/S10_F1.fq.gz</text:p>
          </table:table-cell>
        </table:table-row>
        <table:table-row table:style-name="ro1">
          <table:table-cell office:value-type="string" calcext:value-type="string">
            <text:p>S10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4163842" calcext:value-type="float">
            <text:p>24,163,842</text:p>
          </table:table-cell>
          <table:table-cell office:value-type="float" office:value="20655023" calcext:value-type="float">
            <text:p>20,655,023</text:p>
          </table:table-cell>
          <table:table-cell office:value-type="float" office:value="20537825" calcext:value-type="float">
            <text:p>20,537,825</text:p>
          </table:table-cell>
          <table:table-cell office:value-type="float" office:value="85.5" calcext:value-type="float">
            <text:p>85.5</text:p>
          </table:table-cell>
          <table:table-cell office:value-type="float" office:value="85" calcext:value-type="float">
            <text:p>85.0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30:34 2019</text:p>
          </table:table-cell>
          <table:table-cell office:value-type="string" calcext:value-type="string">
            <text:p>kallisto quant -i Ttra_tri.idx -b 100 -t 16 --bias --single --fragment-length=200 --sd=20 -o newquant/S10_R2 profiling/S10_F2.fq.gz</text:p>
          </table:table-cell>
        </table:table-row>
        <table:table-row table:style-name="ro1">
          <table:table-cell office:value-type="string" calcext:value-type="string">
            <text:p>S11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0767288" calcext:value-type="float">
            <text:p>20,767,288</text:p>
          </table:table-cell>
          <table:table-cell office:value-type="float" office:value="16872842" calcext:value-type="float">
            <text:p>16,872,842</text:p>
          </table:table-cell>
          <table:table-cell office:value-type="float" office:value="16737185" calcext:value-type="float">
            <text:p>16,737,185</text:p>
          </table:table-cell>
          <table:table-cell office:value-type="float" office:value="81.2" calcext:value-type="float">
            <text:p>81.2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32:13 2019</text:p>
          </table:table-cell>
          <table:table-cell office:value-type="string" calcext:value-type="string">
            <text:p>kallisto quant -i Ttra_tri.idx -b 100 -t 16 --bias --single --fragment-length=200 --sd=20 -o newquant/S11_R1 profiling/S11_F1.fq.gz</text:p>
          </table:table-cell>
        </table:table-row>
        <table:table-row table:style-name="ro1">
          <table:table-cell office:value-type="string" calcext:value-type="string">
            <text:p>S11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4415235" calcext:value-type="float">
            <text:p>24,415,235</text:p>
          </table:table-cell>
          <table:table-cell office:value-type="float" office:value="20717956" calcext:value-type="float">
            <text:p>20,717,956</text:p>
          </table:table-cell>
          <table:table-cell office:value-type="float" office:value="20631335" calcext:value-type="float">
            <text:p>20,631,335</text:p>
          </table:table-cell>
          <table:table-cell office:value-type="float" office:value="84.9" calcext:value-type="float">
            <text:p>84.9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33:28 2019</text:p>
          </table:table-cell>
          <table:table-cell office:value-type="string" calcext:value-type="string">
            <text:p>kallisto quant -i Ttra_tri.idx -b 100 -t 16 --bias --single --fragment-length=200 --sd=20 -o newquant/S11_R2 profiling/S11_F2.fq.gz</text:p>
          </table:table-cell>
        </table:table-row>
        <table:table-row table:style-name="ro1">
          <table:table-cell office:value-type="string" calcext:value-type="string">
            <text:p>S12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6943880" calcext:value-type="float">
            <text:p>26,943,880</text:p>
          </table:table-cell>
          <table:table-cell office:value-type="float" office:value="22840059" calcext:value-type="float">
            <text:p>22,840,059</text:p>
          </table:table-cell>
          <table:table-cell office:value-type="float" office:value="22696651" calcext:value-type="float">
            <text:p>22,696,651</text:p>
          </table:table-cell>
          <table:table-cell office:value-type="float" office:value="84.8" calcext:value-type="float">
            <text:p>84.8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34:53 2019</text:p>
          </table:table-cell>
          <table:table-cell office:value-type="string" calcext:value-type="string">
            <text:p>kallisto quant -i Ttra_tri.idx -b 100 -t 16 --bias --single --fragment-length=200 --sd=20 -o newquant/S12_R1 profiling/S12_F1.fq.gz</text:p>
          </table:table-cell>
        </table:table-row>
        <table:table-row table:style-name="ro1">
          <table:table-cell office:value-type="string" calcext:value-type="string">
            <text:p>S12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4238745" calcext:value-type="float">
            <text:p>24,238,745</text:p>
          </table:table-cell>
          <table:table-cell office:value-type="float" office:value="20933503" calcext:value-type="float">
            <text:p>20,933,503</text:p>
          </table:table-cell>
          <table:table-cell office:value-type="float" office:value="20840447" calcext:value-type="float">
            <text:p>20,840,447</text:p>
          </table:table-cell>
          <table:table-cell office:value-type="float" office:value="86.4" calcext:value-type="float">
            <text:p>86.4</text:p>
          </table:table-cell>
          <table:table-cell office:value-type="float" office:value="86" calcext:value-type="float">
            <text:p>86.0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36:32 2019</text:p>
          </table:table-cell>
          <table:table-cell office:value-type="string" calcext:value-type="string">
            <text:p>kallisto quant -i Ttra_tri.idx -b 100 -t 16 --bias --single --fragment-length=200 --sd=20 -o newquant/S12_R2 profiling/S12_F2.fq.gz</text:p>
          </table:table-cell>
        </table:table-row>
        <table:table-row table:style-name="ro1">
          <table:table-cell office:value-type="string" calcext:value-type="string">
            <text:p>S13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3761514" calcext:value-type="float">
            <text:p>23,761,514</text:p>
          </table:table-cell>
          <table:table-cell office:value-type="float" office:value="19697381" calcext:value-type="float">
            <text:p>19,697,381</text:p>
          </table:table-cell>
          <table:table-cell office:value-type="float" office:value="19555407" calcext:value-type="float">
            <text:p>19,555,407</text:p>
          </table:table-cell>
          <table:table-cell office:value-type="float" office:value="82.9" calcext:value-type="float">
            <text:p>82.9</text:p>
          </table:table-cell>
          <table:table-cell office:value-type="float" office:value="82.3" calcext:value-type="float">
            <text:p>82.3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38:03 2019</text:p>
          </table:table-cell>
          <table:table-cell office:value-type="string" calcext:value-type="string">
            <text:p>kallisto quant -i Ttra_tri.idx -b 100 -t 16 --bias --single --fragment-length=200 --sd=20 -o newquant/S13_R1 profiling/S13_F1.fq.gz</text:p>
          </table:table-cell>
        </table:table-row>
        <table:table-row table:style-name="ro1">
          <table:table-cell office:value-type="string" calcext:value-type="string">
            <text:p>S13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39942925" calcext:value-type="float">
            <text:p>39,942,925</text:p>
          </table:table-cell>
          <table:table-cell office:value-type="float" office:value="34428477" calcext:value-type="float">
            <text:p>34,428,477</text:p>
          </table:table-cell>
          <table:table-cell office:value-type="float" office:value="34227428" calcext:value-type="float">
            <text:p>34,227,428</text:p>
          </table:table-cell>
          <table:table-cell office:value-type="float" office:value="86.2" calcext:value-type="float">
            <text:p>86.2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39:33 2019</text:p>
          </table:table-cell>
          <table:table-cell office:value-type="string" calcext:value-type="string">
            <text:p>kallisto quant -i Ttra_tri.idx -b 100 -t 16 --bias --single --fragment-length=200 --sd=20 -o newquant/S13_R2 profiling/S13_F2.fq.gz</text:p>
          </table:table-cell>
        </table:table-row>
        <table:table-row table:style-name="ro1">
          <table:table-cell office:value-type="string" calcext:value-type="string">
            <text:p>S14_F1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23999102" calcext:value-type="float">
            <text:p>23,999,102</text:p>
          </table:table-cell>
          <table:table-cell office:value-type="float" office:value="20442414" calcext:value-type="float">
            <text:p>20,442,414</text:p>
          </table:table-cell>
          <table:table-cell office:value-type="float" office:value="20308918" calcext:value-type="float">
            <text:p>20,308,918</text:p>
          </table:table-cell>
          <table:table-cell office:value-type="float" office:value="85.2" calcext:value-type="float">
            <text:p>85.2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42:01 2019</text:p>
          </table:table-cell>
          <table:table-cell office:value-type="string" calcext:value-type="string">
            <text:p>kallisto quant -i Ttra_tri.idx -b 100 -t 16 --bias --single --fragment-length=200 --sd=20 -o newquant/S14_R1 profiling/S14_F1.fq.gz</text:p>
          </table:table-cell>
        </table:table-row>
        <table:table-row table:style-name="ro1">
          <table:table-cell office:value-type="string" calcext:value-type="string">
            <text:p>S14_F2</text:p>
          </table:table-cell>
          <table:table-cell office:value-type="float" office:value="50007" calcext:value-type="float">
            <text:p>50007</text:p>
          </table:table-cell>
          <table:table-cell office:value-type="float" office:value="100" calcext:value-type="float">
            <text:p>100</text:p>
          </table:table-cell>
          <table:table-cell office:value-type="float" office:value="17261554" calcext:value-type="float">
            <text:p>17,261,554</text:p>
          </table:table-cell>
          <table:table-cell office:value-type="float" office:value="14885737" calcext:value-type="float">
            <text:p>14,885,737</text:p>
          </table:table-cell>
          <table:table-cell office:value-type="float" office:value="14806733" calcext:value-type="float">
            <text:p>14,806,733</text:p>
          </table:table-cell>
          <table:table-cell office:value-type="float" office:value="86.2" calcext:value-type="float">
            <text:p>86.2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0.46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n Oct 13 12:43:27 2019</text:p>
          </table:table-cell>
          <table:table-cell office:value-type="string" calcext:value-type="string">
            <text:p>kallisto quant -i Ttra_tri.idx -b 100 -t 16 --bias --single --fragment-length=200 --sd=20 -o newquant/S14_R2 profiling/S14_F2.fq.gz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AVERAGE([.D2:.D29])" office:value-type="float" office:value="24144559.2857143" calcext:value-type="float">
            <text:p>24,144,559</text:p>
          </table:table-cell>
          <table:table-cell table:formula="of:=AVERAGE([.E2:.E29])" office:value-type="float" office:value="20854995.6071429" calcext:value-type="float">
            <text:p>20,854,996</text:p>
          </table:table-cell>
          <table:table-cell table:formula="of:=AVERAGE([.F2:.F29])" office:value-type="float" office:value="20687549.0714286" calcext:value-type="float">
            <text:p>20,687,549</text:p>
          </table:table-cell>
          <table:table-cell table:formula="of:=AVERAGE([.G2:.G29])" office:value-type="float" office:value="86.3392857142857" calcext:value-type="float">
            <text:p>86.3</text:p>
          </table:table-cell>
          <table:table-cell table:formula="of:=AVERAGE([.H2:.H29])" office:value-type="float" office:value="85.6428571428571" calcext:value-type="float">
            <text:p>85.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TDEV([.D2:.D29] )" office:value-type="float" office:value="5093687.46577902" calcext:value-type="float">
            <text:p>5,093,687</text:p>
          </table:table-cell>
          <table:table-cell table:formula="of:=STDEV([.E2:.E29] )" office:value-type="float" office:value="4486979.27841963" calcext:value-type="float">
            <text:p>4,486,979</text:p>
          </table:table-cell>
          <table:table-cell table:formula="of:=STDEV([.F2:.F29] )" office:value-type="float" office:value="4448020.16846388" calcext:value-type="float">
            <text:p>4,448,020</text:p>
          </table:table-cell>
          <table:table-cell table:formula="of:=STDEV([.G2:.G29] )" office:value-type="float" office:value="1.75400901338836" calcext:value-type="float">
            <text:p>1.8</text:p>
          </table:table-cell>
          <table:table-cell table:formula="of:=STDEV([.H2:.H29] )" office:value-type="float" office:value="1.65539042534306" calcext:value-type="float">
            <text:p>1.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9T17:12:23.721113702</dc:date>
    <dc:creator>Bruno Vellutini</dc:creator>
    <meta:editing-duration>PT10M20S</meta:editing-duration>
    <meta:editing-cycles>2</meta:editing-cycles>
    <meta:generator>LibreOffice/7.2.4.1$Linux_X86_64 LibreOffice_project/27d75539669ac387bb498e35313b970b7fe9c4f9</meta:generator>
    <meta:document-statistic meta:table-count="1" meta:cell-count="358" meta:object-count="0"/>
  </office:meta>
</office:document-meta>
</file>